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ltiHashMap.containsValue( Object key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ultiHashMap.MultiHashMap( int initialCapac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Iterator.Value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s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Iterator.searchNextIterato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ultiHashMap.containsValue( Object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ultiHashMap.clo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ultiHashMap.clea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ultiHashMap.putAll( Map map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ultiHashMap.readObject( ObjectInputStream 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ultiHashMap.MultiHashMap( int initialCapacity , float loadFa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Iterator.remov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ultiHashMap.getCollection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HashMap.remove( Object key , Object item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ultiHashMap.putAll( Object key , Collection valu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MultiHashMap.MultiHash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HashMap.MultiHashMap( Map mapToCop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ltiHashMap.put( Object key ,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ultiHashMap.createCollection( Collection col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ultiHashMap.superValues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HashMap.size(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alueIterator.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alues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s.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ultiHashMap.valu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ltiHashMap.total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ultiHashMap.iterator(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alueIte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